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N1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N1.is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N1.g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N1.setD( boolean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N1.setC( boolean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N1.setB(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N1.setE( i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N1.setA( int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N1.is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N1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